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" svg:font-family="Avenir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14714c" officeooo:paragraph-rsid="0014714c"/>
    </style:style>
    <style:style style:name="P2" style:family="paragraph" style:parent-style-name="Standard">
      <style:paragraph-properties fo:text-align="center" style:justify-single-word="false"/>
      <style:text-properties style:font-name="Avenir" style:text-underline-style="solid" style:text-underline-width="auto" style:text-underline-color="font-color" fo:font-weight="bold" officeooo:rsid="0014714c" officeooo:paragraph-rsid="001471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4714c" officeooo:paragraph-rsid="0014714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5510b" officeooo:paragraph-rsid="0015510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5510b" officeooo:paragraph-rsid="00193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" style:text-underline-style="none" fo:font-weight="normal" officeooo:rsid="00193f94" officeooo:paragraph-rsid="00193f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" style:text-underline-style="none" fo:font-weight="bold" officeooo:rsid="0015510b" officeooo:paragraph-rsid="001b0c7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b0c77" officeooo:paragraph-rsid="001b0c77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93f94" officeooo:paragraph-rsid="00193f94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" fo:font-style="italic" style:text-underline-style="none" fo:font-weight="bold" officeooo:rsid="001cd0d9" officeooo:paragraph-rsid="001cd0d9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paragraph-rsid="0014714c"/>
    </style:style>
    <style:style style:name="P12" style:family="paragraph" style:parent-style-name="Standard">
      <style:paragraph-properties fo:text-align="start" style:justify-single-word="false"/>
      <style:text-properties officeooo:paragraph-rsid="0015510b"/>
    </style:style>
    <style:style style:name="P13" style:family="paragraph" style:parent-style-name="Preformatted_20_Text">
      <style:paragraph-properties fo:text-align="start" style:justify-single-word="false"/>
      <style:text-properties style:font-name="Avenir" style:text-underline-style="none" fo:font-weight="normal" officeooo:rsid="0015510b" officeooo:paragraph-rsid="001b0c77" style:font-weight-asian="normal" style:font-weight-complex="normal"/>
    </style:style>
    <style:style style:name="T1" style:family="text">
      <style:text-properties style:text-position="super 58%" style:font-name="Avenir" officeooo:rsid="0014714c"/>
    </style:style>
    <style:style style:name="T2" style:family="text">
      <style:text-properties style:font-name="Avenir" officeooo:rsid="0014714c"/>
    </style:style>
    <style:style style:name="T3" style:family="text">
      <style:text-properties style:font-name="Avenir" officeooo:rsid="00171ffe"/>
    </style:style>
    <style:style style:name="T4" style:family="text">
      <style:text-properties style:font-name="Avenir" style:text-underline-style="none" fo:font-weight="normal" officeooo:rsid="0015510b" style:font-weight-asian="normal" style:font-weight-complex="normal"/>
    </style:style>
    <style:style style:name="T5" style:family="text">
      <style:text-properties style:font-name="Avenir" style:text-underline-style="none" fo:font-weight="normal" officeooo:rsid="001cd0d9" style:font-weight-asian="normal" style:font-weight-complex="normal"/>
    </style:style>
    <style:style style:name="T6" style:family="text">
      <style:text-properties officeooo:rsid="00180e06"/>
    </style:style>
    <style:style style:name="T7" style:family="text">
      <style:text-properties officeooo:rsid="00193f94"/>
    </style:style>
    <style:style style:name="T8" style:family="text">
      <style:text-properties fo:font-variant="normal" fo:text-transform="none" fo:color="#212529" loext:opacity="100%" style:font-name="SFMono-Regular" fo:font-size="11.4499998092651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12529" loext:opacity="100%" style:font-name="SFMono-Regular" fo:font-size="11.4499998092651pt" fo:letter-spacing="normal" fo:font-style="italic" fo:font-weight="bold" officeooo:rsid="001fedf6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12529" loext:opacity="100%" fo:font-size="11.4499998092651pt" fo:letter-spacing="normal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1"><text:span text:style-name="T2">September </text:span><text:span text:style-name="T3">20</text:span><text:span text:style-name="T1">th</text:span><text:span text:style-name="T2"> 2020</text:span></text:p>
      <text:p text:style-name="P1">Fall ‘20</text:p>
      <text:p text:style-name="P2">COMP 479 – Lab 1</text:p>
      <text:p text:style-name="P3"/>
      <text:p text:style-name="P4">3.</text:p>
      <text:p text:style-name="P8">import nltk</text:p>
      <text:p text:style-name="P7"><text:span text:style-name="Strong_20_Emphasis"><text:span text:style-name="T10">from nltk.corpus import reuters</text:span></text:span></text:p>
      <text:p text:style-name="P8">nltk.download(‘reuters’)</text:p>
      <text:p text:style-name="P12"><text:span text:style-name="T4">(a) Documents: </text:span><text:span text:style-name="T5">10788</text:span></text:p>
      <text:p text:style-name="P10">documents = reuters.fileids()</text:p>
      <text:p text:style-name="P10">len(documents)</text:p>
      <text:p text:style-name="P4">(b) Words: <text:span text:style-name="T7">1720901</text:span></text:p>
      <text:p text:style-name="P13"><text:bookmark text:name="yui_3_17_2_1_1600633398609_37"/><text:bookmark text:name="yui_3_17_2_1_1600633398609_30"/><text:span text:style-name="Strong_20_Emphasis"><text:span text:style-name="T8">len(</text:span></text:span><text:span text:style-name="Strong_20_Emphasis"><text:span text:style-name="T9">set(</text:span></text:span><text:span text:style-name="Strong_20_Emphasis"><text:span text:style-name="T8">reuters.words()</text:span></text:span><text:span text:style-name="Strong_20_Emphasis"><text:span text:style-name="T9">)</text:span></text:span><text:span text:style-name="Strong_20_Emphasis"><text:span text:style-name="T8">)</text:span></text:span></text:p>
      <text:p text:style-name="P4">(c) Sentences: <text:span text:style-name="T7">54716</text:span></text:p>
      <text:p text:style-name="P9">sentences = reuters.sents()</text:p>
      <text:p text:style-name="P9">len(sentences)</text:p>
      <text:p text:style-name="P4"/>
      <text:p text:style-name="P4"/>
      <text:p text:style-name="P6">4.</text:p>
      <text:p text:style-name="P6"/>
      <text:p text:style-name="P6">5.</text:p>
      <text:p text:style-name="P6"/>
      <text:p text:style-name="P6">6.</text:p>
      <text:p text:style-name="P5">21578 <text:span text:style-name="T7">articles</text:span> <text:span text:style-name="T6">(NEWID tag)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Mono-Regular" svg:font-family="SFMono-Regular, Menlo, Monaco, Consolas, 'Liberation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" svg:font-family="Avenir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6T11:03:36.010704908</meta:creation-date>
    <meta:generator>LibreOffice/7.0.0.3$MacOSX_X86_64 LibreOffice_project/8061b3e9204bef6b321a21033174034a5e2ea88e</meta:generator>
    <dc:date>2020-09-22T15:56:03.555607351</dc:date>
    <meta:editing-duration>PT5H59M16S</meta:editing-duration>
    <meta:editing-cycles>6</meta:editing-cycles>
    <meta:document-statistic meta:table-count="0" meta:image-count="0" meta:object-count="0" meta:page-count="1" meta:paragraph-count="20" meta:word-count="45" meta:character-count="331" meta:non-whitespace-character-count="305"/>
  </office:meta>
</office:document-meta>
</file>